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3e59" officeooo:paragraph-rsid="00013e59"/>
    </style:style>
    <style:style style:name="P2" style:family="paragraph" style:parent-style-name="Title">
      <style:text-properties officeooo:rsid="00013e59" officeooo:paragraph-rsid="00013e59"/>
    </style:style>
    <style:style style:name="P3" style:family="paragraph" style:parent-style-name="Text_20_body">
      <style:text-properties officeooo:rsid="0002f09d" officeooo:paragraph-rsid="0002f09d"/>
    </style:style>
    <style:style style:name="P4" style:family="paragraph" style:parent-style-name="Text_20_body">
      <style:text-properties officeooo:rsid="00087952" officeooo:paragraph-rsid="00087952"/>
    </style:style>
    <style:style style:name="P5" style:family="paragraph" style:parent-style-name="Text_20_body">
      <style:text-properties officeooo:rsid="000a7376" officeooo:paragraph-rsid="000a7376"/>
    </style:style>
    <style:style style:name="P6" style:family="paragraph" style:parent-style-name="Text_20_body">
      <style:text-properties officeooo:rsid="000a7376" officeooo:paragraph-rsid="000a7376"/>
    </style:style>
    <style:style style:name="P7" style:family="paragraph" style:parent-style-name="Text_20_body">
      <style:text-properties officeooo:rsid="000dcd1d" officeooo:paragraph-rsid="000dcd1d"/>
    </style:style>
    <style:style style:name="P8" style:family="paragraph" style:parent-style-name="Text_20_body">
      <style:text-properties officeooo:rsid="000e6782" officeooo:paragraph-rsid="000e6782"/>
    </style:style>
    <style:style style:name="P9" style:family="paragraph" style:parent-style-name="Text_20_body">
      <style:text-properties officeooo:rsid="000f3c01" officeooo:paragraph-rsid="000f3c01"/>
    </style:style>
    <style:style style:name="T1" style:family="text">
      <style:text-properties style:text-position="super 58%"/>
    </style:style>
    <style:style style:name="T2" style:family="text">
      <style:text-properties style:text-position="super 58%" officeooo:rsid="00070573"/>
    </style:style>
    <style:style style:name="T3" style:family="text">
      <style:text-properties officeooo:rsid="00020949"/>
    </style:style>
    <style:style style:name="T4" style:family="text">
      <style:text-properties officeooo:rsid="0004d95d"/>
    </style:style>
    <style:style style:name="T5" style:family="text">
      <style:text-properties officeooo:rsid="000590f0"/>
    </style:style>
    <style:style style:name="T6" style:family="text">
      <style:text-properties officeooo:rsid="00070573"/>
    </style:style>
    <style:style style:name="T7" style:family="text">
      <style:text-properties officeooo:rsid="00088c9d"/>
    </style:style>
    <style:style style:name="T8" style:family="text">
      <style:text-properties officeooo:rsid="000c0b66"/>
    </style:style>
    <style:style style:name="T9" style:family="text">
      <style:text-properties officeooo:rsid="000dcd1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apport de Stage 2023</text:p>
      <text:p text:style-name="P1"><text:line-break/>Pour la première semaine de mon stage j’ai pu faire la connaissance de l’équipe avec la quelle j’allai travailler pendant ces 6 mois. J’ai aussi découvert le bureau qui m’était attribuer ainsi que les missions qui me seront données pour ces 6 mois.</text:p>
      <text:p text:style-name="P1"/>
      <text:p text:style-name="P1">Le début était relativement tranquille le temps que je puisse installer les outils nécessaire à la réalisation de mes missions. J’ai pue me familiariser avec mon nouvelle environnement.</text:p>
      <text:p text:style-name="P1">Mais dé le 3<text:span text:style-name="T1">e</text:span> jours, après avoir établi mes objectifs au court terme, je m’attelai à la tache. Mon première objectifs étant de sortir 3 maquettes pour ma première mission, j’en rendit 4 pour assuré une meilleur diversité sur ce que l’on voudrais ce dirigé.</text:p>
      <text:p text:style-name="P1"/>
      <text:p text:style-name="P1">La 1e mission sera la refonte du site de la mairie, une étape semblent simple si il n’y avais qu’à programmer. L’outil Wordpress sera donc imposé pour cette mission, m’obligent donc à me plier au règles et limitation de cette outil. Pour commencer des tests en local et potentiellement plusieurs prototypes pour le future, je décide donc d’installer un serveur local, une data-base et wordpress, l’outil principal.</text:p>
      <text:p text:style-name="P1"/>
      <text:p text:style-name="P1">Lors de la 2<text:span text:style-name="T1">e</text:span> semaine, on me présenta une nouvelle mission s’avérant primer sur la 1e.</text:p>
      <text:p text:style-name="P1">Cette mission consistant à faire un système de réservation de place pour des évènements de brocante. Enfin du code, je parti directement sur un environnement plus familier malgré le fait que je n’ai aucune connaissance particulière dans les langages utilisés.</text:p>
      <text:p text:style-name="P1">Différents problèmes seront quand-même venue ralentir une avancé, paraissant plus rapide que la précédente, <text:span text:style-name="T3">surtout du à mon manque de connaissance en la matière.</text:span></text:p>
      <text:p text:style-name="P1"/>
      <text:p text:style-name="P3">Lors de la 3<text:span text:style-name="T1">e</text:span> et 4<text:span text:style-name="T1">e</text:span> semaine, <text:span text:style-name="T4">j’ai pue metre en place un javascript solide lié à toute les sous pages html composant le site. Je javascript servira à </text:span><text:span text:style-name="T5">la selection et à la visualisation des places sélectionné. </text:span><text:span text:style-name="T6">Pui lors de la 4</text:span><text:span text:style-name="T2">e</text:span><text:span text:style-name="T6"> semaine une vrais concentration sur le positionnement des places et des object composant les différentes pages pris un certain temps, son amélioration visuel n’étant effectuer que lors de sa mise en place sur les serveurs de la mairie.</text:span></text:p>
      <text:p text:style-name="P3"/>
      <text:p text:style-name="P4">Lors du mois d’août, j’ai du principalement m’occuper de la réservation des places, des clients venant les choisirent. Ver la fin du mois, j’ai commencer un projet d’automatisation du remplissement d’un tableau exel par rapport au formulaire que les personnes sur internet sont charger de remplir. <text:span text:style-name="T7">Pour pouvoir l’integrer sur une grand parti de machin possédant l’OS windows, un script faisant l’installation du necessaire accompagnera le code principal. </text:span></text:p>
      <text:p text:style-name="P4"/>
      <text:p text:style-name="P4"><text:soft-page-break/></text:p>
      <text:p text:style-name="P5">Le mois de septembre présentai la fin du projet ‘vide-grenier’, avec plusieurs missions secondaires lier à cette <text:span text:style-name="T9">évènement</text:span>, le développement n’était pas omniprésent mais bien plus sur la réserve.</text:p>
      <text:p text:style-name="P5">Une préparation des lieux était nécessaire pour pouvoir accueillir l’événement, sa publicité et la validation des participations devait se faire. Placer des affiches, déposé des prospectus et envoyer des mails de confirmation était ma taches. Les appelles concernant cette <text:span text:style-name="T8">é</text:span>v<text:span text:style-name="T8">é</text:span>nement ce multipliant, avec la liste des inscrit, on devais gérer les nouveaux inscrit, les desistants et ceux qui voulais modifier leur demande. Cette facette m’a permis d’abraquer d’avantage de connaissance pour la relation humaine et la gestion de problème individuel.</text:p>
      <text:p text:style-name="P5">Du côté développement, j’essayais de passer l’adresse ip local pour accéd<text:span text:style-name="T8">er</text:span> au site, à une adresse qui sera beta.vert-saint-denis.fr, des complications <text:span text:style-name="T8">vues</text:span> le jours plus vite que se dont j’imaginais. La résolution était prise de tête.</text:p>
      <text:p text:style-name="P5"/>
      <text:p text:style-name="P7">Mi-septembre marqua la reprise du premier de mes projet, la création du site de la mairie accessible pendant un moment sous l’adresse beta.vert-saint-denis.fr. Après plusieur problème avec le serveur qui tourné sous ubuntu, un changement vert debian semblais nécessaire, la mise en place du serveur aura était plus simple, rapide et efficace, aucune erreur n’ai apparue et le site était desormais accessible par tous et facilement gérable aussi bien en local que partout possédant une connexion internet. Pour la sécurité, l’accès au modification de la page était restrin aux appareilles connecté au réseau de la mairie.</text:p>
      <text:p text:style-name="P8">Le site étant fait sous wordpress, le thème choisi se nommais whithall et l’éditeur de page sera l’extension Elementor qui sera mis sous la version pro duran la période de mon stage.</text:p>
      <text:p text:style-name="P8"/>
      <text:p text:style-name="P9">Pour le commencement propre du site, une structure m’a était donné sous la forme d’un d’une carte mental avec le menue et la page d’accueil, tout 2 détaill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0-04T12:12:26.324000000</dc:date>
    <meta:editing-duration>PT4H13M45S</meta:editing-duration>
    <meta:editing-cycles>7</meta:editing-cycles>
    <meta:generator>LibreOffice/7.3.1.3$Windows_X86_64 LibreOffice_project/a69ca51ded25f3eefd52d7bf9a5fad8c90b87951</meta:generator>
    <meta:document-statistic meta:table-count="0" meta:image-count="0" meta:object-count="0" meta:page-count="2" meta:paragraph-count="16" meta:word-count="717" meta:character-count="4485" meta:non-whitespace-character-count="3782"/>
  </office:meta>
</office:document-meta>
</file>